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DF1492D1BA4C6816FA.png" manifest:media-type="image/png"/>
  <manifest:file-entry manifest:full-path="Pictures/10000000000004B2000002C5E62A6D4AE28FA68E.png" manifest:media-type="image/png"/>
  <manifest:file-entry manifest:full-path="Pictures/10000000000004B2000002EAF9F8559944FDBB9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172cm, 5.885cm, 4.062cm, 0.136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964cm, 5.885cm, 1.756cm, 0.263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094cm, 6.224cm, 0.89cm, 0.559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5.78cm" svg:height="9.523cm" svg:x="0.763cm" svg:y="1.144cm">
          <draw:image xlink:href="Pictures/10000000000004B2000002C5E62A6D4AE28FA68E.png" xlink:type="simple" xlink:show="embed" xlink:actuate="onLoad">
            <text:p/>
          </draw:image>
        </draw:frame>
        <draw:frame draw:style-name="gr2" draw:text-style-name="P1" draw:layer="layout" svg:width="25.653cm" svg:height="9.016cm" svg:x="0.89cm" svg:y="10.949cm">
          <draw:image xlink:href="Pictures/10000000000004B2000002EAF9F8559944FDBB97.png" xlink:type="simple" xlink:show="embed" xlink:actuate="onLoad">
            <text:p/>
          </draw:image>
        </draw:frame>
        <draw:frame draw:style-name="gr3" draw:text-style-name="P2" draw:layer="layout" svg:width="25.018cm" svg:height="13.461cm" svg:x="1.271cm" svg:y="21.59cm">
          <draw:image xlink:href="Pictures/10000000000004B2000002DF1492D1BA4C6816F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2-27T14:13:23.966963262</dc:date>
    <meta:editing-duration>P1DT4H11M40S</meta:editing-duration>
    <meta:editing-cycles>41</meta:editing-cycles>
    <meta:generator>LibreOffice/6.0.7.3$Linux_X86_64 LibreOffice_project/00m0$Build-3</meta:generator>
    <meta:document-statistic meta:object-count="3"/>
  </office:meta>
</office:document-meta>
</file>